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41.01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42.6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Admin">
      <style:table-properties table:display="true" style:writing-mode="lr-tb"/>
    </style:style>
    <style:style style:name="ta2" style:family="table" style:master-page-name="Prototype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dmin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column table:style-name="co2" table:number-columns-repeated="12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Amanda</text:p>
          </table:table-cell>
          <table:table-cell table:style-name="Gnumeric-default" office:value-type="string" calcext:value-type="string">
            <text:p>$5</text:p>
          </table:table-cell>
          <table:table-cell table:style-name="Gnumeric-default" table:number-columns-repeated="125"/>
        </table:table-row>
        <table:table-row table:style-name="ro2" table:number-rows-repeated="125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Admin.$A$1" table:expression="#REF!"/>
          <table:named-expression table:name="Sheet_Title" table:base-cell-address="$Admin.$A$1" table:expression="&quot;Admin&quot;"/>
        </table:named-expressions>
      </table:table>
      <table:table table:name="Prototyp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9" table:default-cell-style-name="ACE-1"/>
        <table:table-column table:style-name="co10" table:default-cell-style-name="ACE-1"/>
        <table:table-column table:style-name="co11" table:default-cell-style-name="ACE-1"/>
        <table:table-column table:style-name="co2" table:number-columns-repeated="118" table:default-cell-style-name="ACE-1"/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All components are SMD</text:p>
          </table:table-cell>
          <table:covered-table-cell/>
          <table:table-cell table:number-columns-repeated="124"/>
        </table:table-row>
        <table:table-row table:style-name="ro1">
          <table:table-cell table:number-columns-repeated="128"/>
        </table:table-row>
        <table:table-row table:style-name="ro3">
          <table:table-cell/>
          <table:table-cell table:style-name="ACE-14" office:value-type="string" calcext:value-type="string">
            <text:p>Description</text:p>
          </table:table-cell>
          <table:table-cell table:style-name="ACE-14" office:value-type="string" calcext:value-type="string">
            <text:p>Notes</text:p>
          </table:table-cell>
          <table:table-cell table:style-name="ACE-14" office:value-type="string" calcext:value-type="string">
            <text:p>Mouser Model #</text:p>
          </table:table-cell>
          <table:table-cell table:style-name="ACE-14" office:value-type="string" calcext:value-type="string">
            <text:p>Mfr Model #</text:p>
          </table:table-cell>
          <table:table-cell table:style-name="ACE-14" office:value-type="string" calcext:value-type="string">
            <text:p>Source</text:p>
          </table:table-cell>
          <table:table-cell table:style-name="ACE-14" office:value-type="string" calcext:value-type="string">
            <text:p>Price per Unit</text:p>
          </table:table-cell>
          <table:table-cell table:style-name="ACE-14" office:value-type="string" calcext:value-type="string">
            <text:p>Quantity</text:p>
          </table:table-cell>
          <table:table-cell table:style-name="ACE-14" office:value-type="string" calcext:value-type="string">
            <text:p>Item Total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uProcessor</text:p>
          </table:table-cell>
          <table:table-cell/>
          <table:table-cell table:style-name="ACE-2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ACE-6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ACE-10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office:value-type="float" office:value="4.12" calcext:value-type="float">
            <text:p>4,1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float" office:value="8.24" calcext:value-type="float">
            <text:p>8,2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Green LED</text:p>
          </table:table-cell>
          <table:table-cell/>
          <table:table-cell table:style-name="ACE-3" office:value-type="string" calcext:value-type="string">
            <text:p><text:a xlink:href="https://www.mouser.com/ProductDetail/Vishay-Semiconductors/VLMG21K2M1-GS08?qs=sGAEpiMZZMseGfSY3csMkXvasvkd2kdN%252bqJaeQlMgOA%3D" xlink:type="simple">78-VLMG21K2M1</text:a></text:p>
          </table:table-cell>
          <table:table-cell table:style-name="ACE-7" office:value-type="string" calcext:value-type="string">
            <text:p><text:a xlink:href="https://www.mouser.com/ProductDetail/Vishay-Semiconductors/VLMG21K2M1-GS08?qs=sGAEpiMZZMseGfSY3csMkXvasvkd2kdN%252bqJaeQlMgOA%3D" xlink:type="simple">VLMG21K2M1-GS08</text:a></text:p>
          </table:table-cell>
          <table:table-cell table:style-name="ACE-11" office:value-type="string" calcext:value-type="string">
            <text:p><text:a xlink:href="https://www.mouser.com/ProductDetail/Vishay-Semiconductors/VLMG21K2M1-GS08?qs=sGAEpiMZZMseGfSY3csMkXvasvkd2kdN%252bqJaeQlMgOA%3D" xlink:type="simple">link</text:a>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table:formula="of:=[.G7]*[.H7]" office:value-type="float" office:value="0.86" calcext:value-type="float">
            <text:p>0,86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/>
          <table:table-cell table:style-name="ACE-4" office:value-type="string" calcext:value-type="string">
            <text:p><text:a xlink:href="https://www.mouser.com/ProductDetail/Vishay-Semiconductors/VLMR233T2V2-GS08?qs=sGAEpiMZZMseGfSY3csMkVhiBbw6eJnpi96aiwwtx6s%3D" xlink:type="simple">78-VLMR233T2V2-GS08</text:a></text:p>
          </table:table-cell>
          <table:table-cell table:style-name="ACE-8" office:value-type="string" calcext:value-type="string">
            <text:p><text:a xlink:href="https://www.mouser.com/ProductDetail/Vishay-Semiconductors/VLMR233T2V2-GS08?qs=sGAEpiMZZMseGfSY3csMkVhiBbw6eJnpi96aiwwtx6s%3D" xlink:type="simple">VLMR233T2V2-GS08</text:a></text:p>
          </table:table-cell>
          <table:table-cell table:style-name="ACE-12" office:value-type="string" calcext:value-type="string">
            <text:p><text:a xlink:href="https://www.mouser.com/ProductDetail/Vishay-Semiconductors/VLMR233T2V2-GS08?qs=sGAEpiMZZMseGfSY3csMkVhiBbw6eJnpi96aiwwtx6s%3D" xlink:type="simple">link</text:a>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float" office:value="1.1" calcext:value-type="float">
            <text:p>1,1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Button Switch</text:p>
          </table:table-cell>
          <table:table-cell/>
          <table:table-cell table:style-name="ACE-5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ACE-9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ACE-13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G9]*[.H9]" office:value-type="float" office:value="1.2" calcext:value-type="float">
            <text:p>1,2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k Resistor</text:p>
          </table:table-cell>
          <table:table-cell/>
          <table:table-cell table:style-name="ce8" office:value-type="string" calcext:value-type="string">
            <text:p><text:a xlink:href="https://www.mouser.com/ProductDetail/Welwyn-Components-TT-Electronics/WIN-T1206LF-11-1001-A?qs=sGAEpiMZZMvdGkrng054t3JR9pTAeVpLfp%252bAthAck9k7gvN0dVIQCA%3D%3D" xlink:type="simple">66-WINT1206LF111001A</text:a></text:p>
          </table:table-cell>
          <table:table-cell table:style-name="ce8" office:value-type="string" calcext:value-type="string">
            <text:p><text:a xlink:href="https://www.mouser.com/ProductDetail/Welwyn-Components-TT-Electronics/WIN-T1206LF-11-1001-A?qs=sGAEpiMZZMvdGkrng054t3JR9pTAeVpLfp%252bAthAck9k7gvN0dVIQCA%3D%3D" xlink:type="simple">WIN-T1206LF-11-1001-A</text:a></text:p>
          </table:table-cell>
          <table:table-cell office:value-type="string" calcext:value-type="string">
            <text:p><text:a xlink:href="https://www.mouser.com/ProductDetail/Welwyn-Components-TT-Electronics/WIN-T1206LF-11-1001-A?qs=sGAEpiMZZMvdGkrng054t3JR9pTAeVpLfp%252bAthAck9k7gvN0dVIQCA%3D%3D" xlink:type="simple">link</text:a></text:p>
          </table:table-cell>
          <table:table-cell office:value-type="float" office:value="1.12" calcext:value-type="float">
            <text:p>1,12</text:p>
          </table:table-cell>
          <table:table-cell office:value-type="float" office:value="4" calcext:value-type="float">
            <text:p>4</text:p>
          </table:table-cell>
          <table:table-cell table:formula="of:=[.G10]*[.H10]" office:value-type="float" office:value="4.48" calcext:value-type="float">
            <text:p>4,4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0k Resistor</text:p>
          </table:table-cell>
          <table:table-cell/>
          <table:table-cell table:style-name="ce8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8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float" office:value="1.18" calcext:value-type="float">
            <text:p>1,1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22 Ohm Resistor</text:p>
          </table:table-cell>
          <table:table-cell/>
          <table:table-cell table:style-name="ce8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8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G12]*[.H12]" office:value-type="float" office:value="0.4" calcext:value-type="float">
            <text:p>0,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6MHz Oscillator</text:p>
          </table:table-cell>
          <table:table-cell/>
          <table:table-cell table:style-name="ce8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8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table:formula="of:=[.G13]*[.H13]" office:value-type="float" office:value="1.84" calcext:value-type="float">
            <text:p>1,84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8pF Cap</text:p>
          </table:table-cell>
          <table:table-cell/>
          <table:table-cell table:style-name="ce9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8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office:value-type="float" office:value="0.57" calcext:value-type="float">
            <text:p>0,57</text:p>
          </table:table-cell>
          <table:table-cell office:value-type="float" office:value="4" calcext:value-type="float">
            <text:p>4</text:p>
          </table:table-cell>
          <table:table-cell table:formula="of:=[.G14]*[.H14]" office:value-type="float" office:value="2.28" calcext:value-type="float">
            <text:p>2,2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/>
          <table:table-cell table:style-name="ce8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8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office:value-type="float" office:value="0.94" calcext:value-type="float">
            <text:p>0,94</text:p>
          </table:table-cell>
          <table:table-cell office:value-type="float" office:value="2" calcext:value-type="float">
            <text:p>2</text:p>
          </table:table-cell>
          <table:table-cell table:formula="of:=[.G15]*[.H15]" office:value-type="float" office:value="1.88" calcext:value-type="float">
            <text:p>1,88</text:p>
          </table:table-cell>
          <table:table-cell table:number-columns-repeated="119"/>
        </table:table-row>
        <table:table-row table:style-name="ro1">
          <table:table-cell/>
          <table:table-cell office:value-type="string" calcext:value-type="string">
            <text:p>0.1uF</text:p>
          </table:table-cell>
          <table:table-cell/>
          <table:table-cell table:style-name="ce8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8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office:value-type="float" office:value="0.71" calcext:value-type="float">
            <text:p>0,71</text:p>
          </table:table-cell>
          <table:table-cell office:value-type="float" office:value="8" calcext:value-type="float">
            <text:p>8</text:p>
          </table:table-cell>
          <table:table-cell table:formula="of:=[.G16]*[.H16]" office:value-type="float" office:value="5.68" calcext:value-type="float">
            <text:p>5,68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17]*[.H17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18]*[.H18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7"/>
          <table:table-cell table:style-name="Default"/>
          <table:table-cell table:formula="of:=[.G19]*[.H19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0]*[.H20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1]*[.H21]"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8"/>
          <table:table-cell table:formula="of:=[.G22]*[.H22]" office:value-type="float" office:value="0" calcext:value-type="float">
            <text:p>0</text:p>
          </table:table-cell>
          <table:table-cell table:number-columns-repeated="119"/>
        </table:table-row>
        <table:table-row table:style-name="ro2">
          <table:table-cell table:number-columns-repeated="128"/>
        </table:table-row>
        <table:table-row table:style-name="ro1">
          <table:table-cell table:number-columns-repeated="7"/>
          <table:table-cell office:value-type="string" calcext:value-type="string">
            <text:p>Purchase Sub Total</text:p>
          </table:table-cell>
          <table:table-cell table:formula="of:=SUM([.I6:.I15])" office:value-type="float" office:value="23.46" calcext:value-type="float">
            <text:p>23,46</text:p>
          </table:table-cell>
          <table:table-cell table:number-columns-repeated="119"/>
        </table:table-row>
        <table:table-row table:style-name="ro2" table:number-rows-repeated="103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Prototype.$A$1" table:expression="#REF!"/>
          <table:named-expression table:name="Sheet_Title" table:base-cell-address="$Prototype.$A$1" table:expression="&quot;Prototyp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Admi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totyp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21:45:24.257344953</dc:date>
    <meta:creation-date>2018-10-05T17:28:34Z</meta:creation-date>
    <meta:editing-cycles>11</meta:editing-cycles>
    <meta:editing-duration>PT54M41S</meta:editing-duration>
    <meta:generator>LibreOffice/6.0.6.2$Linux_X86_64 LibreOffice_project/00m0$Build-2</meta:generator>
    <meta:document-statistic meta:table-count="2" meta:cell-count="96" meta:object-count="0"/>
  </office:meta>
</office:document-meta>
</file>